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19.25pt" style:font-size-complex="22pt"/>
    </style:style>
    <style:style style:name="P2" style:family="paragraph" style:parent-style-name="Standard">
      <style:text-properties fo:font-size="22pt" officeooo:rsid="000b4d98" officeooo:paragraph-rsid="000b4d98" style:font-size-asian="19.25pt" style:font-size-complex="22pt"/>
    </style:style>
    <style:style style:name="P3" style:family="paragraph" style:parent-style-name="Standard">
      <style:text-properties fo:font-size="22pt" officeooo:rsid="000b4d98" officeooo:paragraph-rsid="000b9dfd" style:font-size-asian="19.25pt" style:font-size-complex="22pt"/>
    </style:style>
    <style:style style:name="P4" style:family="paragraph" style:parent-style-name="Standard">
      <style:text-properties fo:font-size="22pt" officeooo:rsid="000b4d98" officeooo:paragraph-rsid="000b4d98" fo:background-color="#fff200" style:font-size-asian="19.25pt" style:font-size-complex="22pt"/>
    </style:style>
    <style:style style:name="P5" style:family="paragraph" style:parent-style-name="Standard">
      <style:text-properties fo:font-size="22pt" officeooo:rsid="000c43c7" officeooo:paragraph-rsid="000f8d92" fo:background-color="#fff200" style:font-size-asian="19.25pt" style:font-size-complex="22pt"/>
    </style:style>
    <style:style style:name="P6" style:family="paragraph" style:parent-style-name="Standard">
      <style:text-properties fo:font-size="22pt" officeooo:rsid="000b9dfd" officeooo:paragraph-rsid="000b9dfd" fo:background-color="#fff200" style:font-size-asian="19.25pt" style:font-size-complex="22pt"/>
    </style:style>
    <style:style style:name="P7" style:family="paragraph" style:parent-style-name="Standard">
      <style:text-properties fo:font-size="22pt" officeooo:rsid="000b4d98" officeooo:paragraph-rsid="000b4d98" fo:background-color="transparent" style:font-size-asian="19.25pt" style:font-size-complex="22pt"/>
    </style:style>
    <style:style style:name="P8" style:family="paragraph" style:parent-style-name="Standard">
      <style:text-properties fo:font-size="22pt" officeooo:rsid="000b4d98" officeooo:paragraph-rsid="000b9dfd" fo:background-color="transparent" style:font-size-asian="19.25pt" style:font-size-complex="22pt"/>
    </style:style>
    <style:style style:name="P9" style:family="paragraph" style:parent-style-name="Standard">
      <style:text-properties fo:font-size="22pt" officeooo:rsid="000b4d98" officeooo:paragraph-rsid="000f8d92" fo:background-color="transparent" style:font-size-asian="19.25pt" style:font-size-complex="22pt"/>
    </style:style>
    <style:style style:name="P10" style:family="paragraph" style:parent-style-name="Standard">
      <style:text-properties fo:font-size="22pt" officeooo:rsid="000b9dfd" officeooo:paragraph-rsid="000b9dfd" fo:background-color="transparent" style:font-size-asian="19.25pt" style:font-size-complex="22pt"/>
    </style:style>
    <style:style style:name="P11" style:family="paragraph" style:parent-style-name="Standard">
      <style:text-properties fo:font-size="22pt" officeooo:rsid="000c43c7" officeooo:paragraph-rsid="000c43c7" fo:background-color="transparent" style:font-size-asian="19.25pt" style:font-size-complex="22pt"/>
    </style:style>
    <style:style style:name="P12" style:family="paragraph" style:parent-style-name="Standard">
      <style:text-properties fo:font-size="22pt" officeooo:rsid="000c43c7" officeooo:paragraph-rsid="000f8d92" fo:background-color="transparent" style:font-size-asian="19.25pt" style:font-size-complex="22pt"/>
    </style:style>
    <style:style style:name="P13" style:family="paragraph" style:parent-style-name="Standard">
      <style:text-properties fo:font-size="22pt" officeooo:rsid="000c5be8" officeooo:paragraph-rsid="000c5be8" fo:background-color="transparent" style:font-size-asian="19.25pt" style:font-size-complex="22pt"/>
    </style:style>
    <style:style style:name="P14" style:family="paragraph" style:parent-style-name="Standard">
      <style:text-properties fo:font-size="22pt" officeooo:rsid="000f8d92" officeooo:paragraph-rsid="000f8d92" fo:background-color="transparent" style:font-size-asian="19.25pt" style:font-size-complex="22pt"/>
    </style:style>
    <style:style style:name="P15" style:family="paragraph" style:parent-style-name="Standard">
      <style:text-properties fo:font-size="22pt" officeooo:rsid="00118135" officeooo:paragraph-rsid="00118135" fo:background-color="transparent" style:font-size-asian="19.25pt" style:font-size-complex="22pt"/>
    </style:style>
    <style:style style:name="P16" style:family="paragraph" style:parent-style-name="Standard">
      <style:text-properties fo:font-size="22pt" officeooo:rsid="00134799" officeooo:paragraph-rsid="00134799" fo:background-color="transparent" style:font-size-asian="19.25pt" style:font-size-complex="22pt"/>
    </style:style>
    <style:style style:name="P17" style:family="paragraph" style:parent-style-name="Standard">
      <style:paragraph-properties fo:break-before="page"/>
      <style:text-properties fo:font-size="22pt" officeooo:rsid="000b4d98" officeooo:paragraph-rsid="000b9dfd" fo:background-color="transparent" style:font-size-asian="19.25pt" style:font-size-complex="22pt"/>
    </style:style>
    <style:style style:name="P18" style:family="paragraph" style:parent-style-name="Heading_20_1">
      <style:text-properties fo:font-size="22pt" style:font-size-asian="19.25pt" style:font-size-complex="22pt"/>
    </style:style>
    <style:style style:name="T1" style:family="text">
      <style:text-properties officeooo:rsid="000b9d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9dfd" style:font-style-asian="normal" style:font-style-complex="normal"/>
    </style:style>
    <style:style style:name="T4" style:family="text">
      <style:text-properties fo:font-style="normal" officeooo:rsid="000e03bc" style:font-style-asian="normal" style:font-style-complex="normal"/>
    </style:style>
    <style:style style:name="T5" style:family="text">
      <style:text-properties fo:font-style="normal" officeooo:rsid="000f8d92" style:font-style-asian="normal" style:font-style-complex="normal"/>
    </style:style>
    <style:style style:name="T6" style:family="text">
      <style:text-properties fo:font-style="normal" officeooo:rsid="000c43c7" style:font-style-asian="normal" style:font-style-complex="normal"/>
    </style:style>
    <style:style style:name="T7" style:family="text">
      <style:text-properties fo:font-style="normal" officeooo:rsid="00118135" style:font-style-asian="normal" style:font-style-complex="normal"/>
    </style:style>
    <style:style style:name="T8" style:family="text">
      <style:text-properties fo:font-style="normal" officeooo:rsid="00132c09" style:font-style-asian="normal" style:font-style-complex="normal"/>
    </style:style>
    <style:style style:name="T9" style:family="text">
      <style:text-properties fo:font-style="normal" fo:background-color="#fff200" loext:char-shading-value="0" style:font-style-asian="normal" style:font-style-complex="normal"/>
    </style:style>
    <style:style style:name="T10" style:family="text">
      <style:text-properties fo:font-style="normal" officeooo:rsid="000b9dfd" fo:background-color="#fff200" loext:char-shading-value="0" style:font-style-asian="normal" style:font-style-complex="normal"/>
    </style:style>
    <style:style style:name="T11" style:family="text">
      <style:text-properties fo:font-style="normal" officeooo:rsid="000f8d92" fo:background-color="#fff200" loext:char-shading-value="0" style:font-style-asian="normal" style:font-style-complex="normal"/>
    </style:style>
    <style:style style:name="T12" style:family="text">
      <style:text-properties fo:font-style="normal" officeooo:rsid="00118135" fo:background-color="#fff200" loext:char-shading-value="0" style:font-style-asian="normal" style:font-style-complex="normal"/>
    </style:style>
    <style:style style:name="T13" style:family="text">
      <style:text-properties fo:font-style="normal" officeooo:rsid="00132c09" fo:background-color="#fff200" loext:char-shading-value="0" style:font-style-asian="normal" style:font-style-complex="normal"/>
    </style:style>
    <style:style style:name="T1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style:text-underline-style="none" fo:font-weight="normal" officeooo:rsid="000b9dfd" fo:background-color="#fff200" loext:char-shading-value="0" style:font-style-asian="normal" style:font-weight-asian="normal" style:font-style-complex="normal" style:font-weight-complex="normal"/>
    </style:style>
    <style:style style:name="T16" style:family="text">
      <style:text-properties fo:background-color="#fff200" loext:char-shading-value="0"/>
    </style:style>
    <style:style style:name="T17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How to upgrade JIRA and Confluence to new version on Linux</text:h>
      <text:p text:style-name="P1"/>
      <text:p text:style-name="P2">Step-1&gt;&gt;</text:p>
      <text:p text:style-name="P2"/>
      <text:p text:style-name="P4">Sudo service jira stop</text:p>
      <text:p text:style-name="P4"/>
      <text:p text:style-name="P7">put password of system admin</text:p>
      <text:p text:style-name="P7"/>
      <text:p text:style-name="P7">Step-2&gt;&gt;</text:p>
      <text:p text:style-name="P7"/>
      <text:p text:style-name="P4">sudo service confluence stop</text:p>
      <text:p text:style-name="P4"/>
      <text:p text:style-name="P4"/>
      <text:p text:style-name="P8"/>
      <text:p text:style-name="P8">Step-<text:span text:style-name="T1">3</text:span>&gt;&gt;</text:p>
      <text:p text:style-name="P8"/>
      <text:p text:style-name="P6">cd /op<text:span text:style-name="T14">t</text:span><text:span text:style-name="T2">/atlassian/</text:span></text:p>
      <text:p text:style-name="P10"><text:span text:style-name="T2"/></text:p>
      <text:p text:style-name="P8">Step-<text:span text:style-name="T1">4</text:span>&gt;&gt;</text:p>
      <text:p text:style-name="P8"/>
      <text:p text:style-name="P10"><text:span text:style-name="T2">ls</text:span></text:p>
      <text:p text:style-name="P10"><text:span text:style-name="T2"/></text:p>
      <text:p text:style-name="P8">Step-<text:span text:style-name="T1">5</text:span>&gt;&gt;</text:p>
      <text:p text:style-name="P8"/>
      <text:p text:style-name="P6">cp -rp jira jira0714backup</text:p>
      <text:p text:style-name="P10"><text:span text:style-name="T2"/></text:p>
      <text:p text:style-name="P10"><text:span text:style-name="T2"/></text:p>
      <text:p text:style-name="P8"><text:soft-page-break/>Step-<text:span text:style-name="T1">6</text:span>&gt;&gt;</text:p>
      <text:p text:style-name="P8"/>
      <text:p text:style-name="P10"><text:span text:style-name="T2"><text:s text:c="15"/></text:span><text:span text:style-name="T9">cp -rp confluence conf0714backup</text:span></text:p>
      <text:p text:style-name="P10"><text:span text:style-name="T2"/></text:p>
      <text:p text:style-name="P8">Step-<text:span text:style-name="T1">7</text:span>&gt;&gt;</text:p>
      <text:p text:style-name="P10"/>
      <text:p text:style-name="P10"><text:s text:c="15"/><text:span text:style-name="T16">exit</text:span></text:p>
      <text:p text:style-name="P8"/>
      <text:p text:style-name="P8">Step-<text:span text:style-name="T1">8</text:span>&gt;&gt;</text:p>
      <text:p text:style-name="P8"/>
      <text:p text:style-name="P10"><text:span text:style-name="T2"><text:s text:c="16"/></text:span><text:span text:style-name="T9">cd download</text:span></text:p>
      <text:p text:style-name="P10"><text:span text:style-name="T2"/></text:p>
      <text:p text:style-name="P8">Step-<text:span text:style-name="T1">9</text:span>&gt;&gt;</text:p>
      <text:p text:style-name="P8"/>
      <text:p text:style-name="P10"><text:span text:style-name="T2"><text:s text:c="12"/></text:span><text:span text:style-name="T9">chmod +x *.bin</text:span></text:p>
      <text:p text:style-name="P8"><text:span text:style-name="T2"/></text:p>
      <text:p text:style-name="P8">Step-<text:span text:style-name="T1">10</text:span>&gt;&gt;</text:p>
      <text:p text:style-name="P11">downlaod new jira into here or somewhere else your choice </text:p>
      <text:p text:style-name="P11">if you have already follow me in step 11 else downlaod </text:p>
      <text:p text:style-name="P11"/>
      <text:p text:style-name="P11"><text:s text:c="12"/>wget atlassian-jira-6.3-x64.bin</text:p>
      <text:p text:style-name="P10"><text:span text:style-name="T2"><text:s text:c="11"/></text:span></text:p>
      <text:p text:style-name="P8"><text:span text:style-name="T2">Step-</text:span><text:span text:style-name="T3">11</text:span><text:span text:style-name="T2">&gt;&gt;</text:span></text:p>
      <text:p text:style-name="P8"><text:span text:style-name="T2"/></text:p>
      <text:p text:style-name="P11"><text:span text:style-name="T2">install jira and no need to take backup here just simply do install</text:span></text:p>
      <text:p text:style-name="P11"><text:soft-page-break/><text:span text:style-name="T2">automatically it will upgrade and will take all data </text:span></text:p>
      <text:p text:style-name="P13"><text:span text:style-name="T2">and will delete old jira direct</text:span><text:span text:style-name="T4">o</text:span><text:span text:style-name="T2">ry</text:span></text:p>
      <text:p text:style-name="P11"><text:span text:style-name="T2"/></text:p>
      <text:p text:style-name="P11"><text:span text:style-name="T2"/></text:p>
      <text:p text:style-name="P11"><text:span text:style-name="T2"><text:s text:c="15"/>sudo ./atlassian-jira-6.3-x64.bin</text:span></text:p>
      <text:p text:style-name="P14"><text:span text:style-name="T6">y</text:span><text:span text:style-name="T2">ou can go for option 3 for upgrade</text:span></text:p>
      <text:p text:style-name="P14"><text:span text:style-name="T2">once installation done same do for confluence </text:span></text:p>
      <text:p text:style-name="P9"><text:span text:style-name="T2"/></text:p>
      <text:p text:style-name="P9"><text:span text:style-name="T2">Step-</text:span><text:span text:style-name="T3">12</text:span><text:span text:style-name="T2">&gt;&gt;</text:span></text:p>
      <text:p text:style-name="P9"><text:span text:style-name="T2"/></text:p>
      <text:p text:style-name="P5"><text:span text:style-name="T2"><text:s text:c="3"/>sudo ./atlassian-</text:span><text:span text:style-name="T5">confluence</text:span><text:span text:style-name="T2">-</text:span><text:span text:style-name="T5">5</text:span><text:span text:style-name="T2">.</text:span><text:span text:style-name="T5">5.</text:span><text:span text:style-name="T2">3-x64.bin</text:span></text:p>
      <text:p text:style-name="P5"><text:span text:style-name="T2"/></text:p>
      <text:p text:style-name="P14"><text:span text:style-name="T6">y</text:span><text:span text:style-name="T2">ou can go for option 3 for upgrade</text:span></text:p>
      <text:p text:style-name="P12"><text:span text:style-name="T2"><text:s text:c="7"/></text:span><text:span text:style-name="T5">jira will be upgrade automatically</text:span></text:p>
      <text:p text:style-name="P9"><text:span text:style-name="T2">Step-</text:span><text:span text:style-name="T3">13</text:span><text:span text:style-name="T2">&gt;&gt;</text:span></text:p>
      <text:p text:style-name="P9"><text:span text:style-name="T2"/></text:p>
      <text:p text:style-name="P9"><text:span text:style-name="T2"><text:s text:c="16"/></text:span><text:span text:style-name="T11">sudo service jira stop</text:span></text:p>
      <text:p text:style-name="P9"><text:span text:style-name="T6"><text:s/></text:span></text:p>
      <text:p text:style-name="P9"><text:span text:style-name="T2">Step-</text:span><text:span text:style-name="T5">14</text:span><text:span text:style-name="T2">&gt;&gt;</text:span></text:p>
      <text:p text:style-name="P9"><text:span text:style-name="T2"><text:s text:c="14"/></text:span><text:span text:style-name="T10">cd /op</text:span><text:span text:style-name="T15">t</text:span><text:span text:style-name="T10">/atlassian/</text:span></text:p>
      <text:p text:style-name="P9"><text:span text:style-name="T2"><text:s text:c="15"/></text:span></text:p>
      <text:p text:style-name="P9"><text:span text:style-name="T2">Step-</text:span><text:span text:style-name="T5">15</text:span><text:span text:style-name="T2">&gt;&gt;</text:span></text:p>
      <text:p text:style-name="P9"><text:span text:style-name="T2"><text:s text:c="28"/></text:span><text:span text:style-name="T12">meld <text:s/></text:span></text:p>
      <text:p text:style-name="P9"><text:span text:style-name="T2"><text:s/></text:span></text:p>
      <text:p text:style-name="P15"><text:span text:style-name="T2">on</text:span><text:span text:style-name="T8">e gui </text:span><text:span text:style-name="T2">will be popup </text:span><text:span text:style-name="T8">meld diff viewer </text:span><text:span text:style-name="T2">go for file and select </text:span><text:span text:style-name="T8">your name of backupfile “</text:span><text:span text:style-name="T13">jira0714backup</text:span><text:span text:style-name="T8">”</text:span><text:span text:style-name="T2"> file </text:span></text:p>
      <text:p text:style-name="P9"><text:span text:style-name="T2"/></text:p>
      <text:p text:style-name="P9"><text:span text:style-name="T2">Step-</text:span><text:span text:style-name="T5">16</text:span><text:span text:style-name="T2">&gt;&gt;</text:span></text:p>
      <text:p text:style-name="P16"><text:soft-page-break/><text:span text:style-name="T2">copy all left to right </text:span></text:p>
      <text:p text:style-name="P9"><text:span text:style-name="T2"/></text:p>
      <text:p text:style-name="P9"><text:span text:style-name="T2">Step-</text:span><text:span text:style-name="T5">17</text:span><text:span text:style-name="T2">&gt;&gt;</text:span></text:p>
      <text:p text:style-name="P9"><text:span text:style-name="T2">Step-</text:span><text:span text:style-name="T5">18</text:span><text:span text:style-name="T2">&gt;&gt;</text:span></text:p>
      <text:p text:style-name="P9"><text:span text:style-name="T2">Step-</text:span><text:span text:style-name="T5">19</text:span><text:span text:style-name="T2">&gt;&gt;</text:span></text:p>
      <text:p text:style-name="P9"><text:span text:style-name="T2">Step-</text:span><text:span text:style-name="T5">20</text:span><text:span text:style-name="T2">&gt;&gt;</text:span></text:p>
      <text:p text:style-name="P9"><text:span text:style-name="T2">Step-</text:span><text:span text:style-name="T5">21</text:span><text:span text:style-name="T2">&gt;&gt;</text:span></text:p>
      <text:p text:style-name="P9"><text:span text:style-name="T2">Step-</text:span><text:span text:style-name="T5">22</text:span><text:span text:style-name="T2">&gt;&gt;</text:span></text:p>
      <text:p text:style-name="P9"><text:span text:style-name="T2">Step-</text:span><text:span text:style-name="T5">23</text:span><text:span text:style-name="T2">&gt;&gt;</text:span></text:p>
      <text:p text:style-name="P9"><text:span text:style-name="T2">Step-</text:span><text:span text:style-name="T5">24</text:span><text:span text:style-name="T2">&gt;&gt;</text:span></text:p>
      <text:p text:style-name="P9"><text:span text:style-name="T2">Step-</text:span><text:span text:style-name="T5">25</text:span><text:span text:style-name="T2">&gt;&gt;</text:span></text:p>
      <text:p text:style-name="P9"><text:span text:style-name="T2">Step-</text:span><text:span text:style-name="T5">26</text:span><text:span text:style-name="T2">&gt;&gt;</text:span></text:p>
      <text:p text:style-name="P9"><text:span text:style-name="T2">Step-</text:span><text:span text:style-name="T5">27</text:span><text:span text:style-name="T2">&gt;&gt;</text:span></text:p>
      <text:p text:style-name="P17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7:47:36.356700768</meta:creation-date>
    <dc:date>2019-11-15T20:06:57.986886601</dc:date>
    <meta:editing-duration>PT1H57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5" meta:paragraph-count="59" meta:word-count="182" meta:character-count="1357" meta:non-whitespace-character-count="1041"/>
  </office:meta>
</office:document-meta>
</file>